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bacab1" officeooo:paragraph-rsid="00bacab1"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cc1654" officeooo:paragraph-rsid="00b03d59" style:font-size-asian="14pt" style:font-weight-asian="bold" style:font-size-complex="14pt" style:font-weight-complex="bold"/>
    </style:style>
    <style:style style:name="P6" style:family="paragraph" style:parent-style-name="Table_20_Contents">
      <style:text-properties style:font-name="Times New Roman" fo:font-size="12pt" officeooo:rsid="00240acc" officeooo:paragraph-rsid="00240acc" style:font-size-asian="12pt" style:font-size-complex="12pt"/>
    </style:style>
    <style:style style:name="P7" style:family="paragraph" style:parent-style-name="Table_20_Contents">
      <style:text-properties style:font-name="Times New Roman" fo:font-size="12pt" officeooo:rsid="006f35b3" officeooo:paragraph-rsid="006f35b3" style:font-size-asian="12pt" style:font-size-complex="12pt"/>
    </style:style>
    <style:style style:name="P8" style:family="paragraph" style:parent-style-name="Table_20_Contents">
      <style:text-properties style:font-name="Times New Roman" fo:font-size="12pt" officeooo:rsid="007b3e59" officeooo:paragraph-rsid="007b3e59" style:font-size-asian="12pt" style:font-size-complex="12pt"/>
    </style:style>
    <style:style style:name="P9" style:family="paragraph" style:parent-style-name="Standard">
      <style:text-properties style:font-name="Times New Roman" fo:font-size="12pt" officeooo:rsid="00206516" officeooo:paragraph-rsid="00206516" style:font-size-asian="12pt" style:font-size-complex="12pt"/>
    </style:style>
    <style:style style:name="P10"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1"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2" style:family="paragraph" style:parent-style-name="Standard">
      <style:paragraph-properties fo:text-align="justify" style:justify-single-word="false"/>
      <style:text-properties style:font-name="Times New Roman" fo:font-size="12pt" officeooo:paragraph-rsid="00e1efd0"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5" style:family="paragraph" style:parent-style-name="Table_20_Contents">
      <style:text-properties style:font-name="Times New Roman" fo:font-size="12pt" fo:font-weight="bold" officeooo:rsid="006f35b3" officeooo:paragraph-rsid="006f35b3" style:font-size-asian="12pt" style:font-weight-asian="bold" style:font-size-complex="12pt" style:font-weight-complex="bold"/>
    </style:style>
    <style:style style:name="P16" style:family="paragraph" style:parent-style-name="Standard">
      <style:text-properties style:font-name="Times New Roman" fo:font-size="12pt" fo:font-weight="bold" officeooo:rsid="00206516" officeooo:paragraph-rsid="00803dab"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19" style:family="paragraph" style:parent-style-name="Standard">
      <style:text-properties style:font-name="Times New Roman" fo:font-size="12pt" style:text-underline-style="none" fo:font-weight="bold" officeooo:rsid="007cf309" officeooo:paragraph-rsid="00a9c614" style:font-size-asian="12pt" style:font-weight-asian="bold" style:font-size-complex="12pt" style:font-weight-complex="bold"/>
    </style:style>
    <style:style style:name="P20" style:family="paragraph" style:parent-style-name="Standard">
      <style:text-properties style:font-name="Times New Roman" fo:font-size="12pt" style:text-underline-style="none" fo:font-weight="normal" officeooo:rsid="00a660e8" officeooo:paragraph-rsid="00a660e8"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a660e8" officeooo:paragraph-rsid="00b63e95"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a660e8" officeooo:paragraph-rsid="00dadd1e"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a7c593" officeooo:paragraph-rsid="00a7c593"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7c593" officeooo:paragraph-rsid="00c5bf4f"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a8f056" officeooo:paragraph-rsid="00a8f056"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9c5814" officeooo:paragraph-rsid="00bacab1"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b54f3" officeooo:paragraph-rsid="00a8f056"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da07c0" officeooo:paragraph-rsid="00b03d59"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b2d463" officeooo:paragraph-rsid="00b2d463"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2" style:family="paragraph" style:parent-style-name="Standard">
      <style:paragraph-properties fo:margin-left="0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b2d463" officeooo:paragraph-rsid="00b93b65"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b2d463" officeooo:paragraph-rsid="00c89142"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ba5683" officeooo:paragraph-rsid="00ba5683"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acab1" officeooo:paragraph-rsid="00bacab1"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bc7191" officeooo:paragraph-rsid="00bc7191"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0122c" officeooo:paragraph-rsid="00c0122c"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7cf309" officeooo:paragraph-rsid="00a9c167"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e5d059" officeooo:paragraph-rsid="00e5d059" style:font-size-asian="12pt" style:font-weight-asian="normal" style:font-size-complex="12pt" style:font-weight-complex="normal"/>
    </style:style>
    <style:style style:name="P41" style:family="paragraph" style:parent-style-name="Standard">
      <style:text-properties style:font-name="Times New Roman" fo:font-size="12pt" style:text-underline-style="solid" style:text-underline-width="auto" style:text-underline-color="font-color" fo:font-weight="bold" officeooo:rsid="00d7f41b" officeooo:paragraph-rsid="00b03d59" style:font-size-asian="12pt" style:font-weight-asian="bold" style:font-size-complex="12pt" style:font-weight-complex="bold"/>
    </style:style>
    <style:style style:name="P42" style:family="paragraph" style:parent-style-name="Standard">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3"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4" style:family="paragraph" style:parent-style-name="Standard">
      <style:text-properties style:font-name="Times New Roman" fo:font-size="12pt" style:text-underline-style="solid" style:text-underline-width="auto" style:text-underline-color="font-color" fo:font-weight="bold" officeooo:rsid="00bacab1" officeooo:paragraph-rsid="00bacab1" style:font-size-asian="12pt" style:font-weight-asian="bold" style:font-size-complex="12pt" style:font-weight-complex="bold"/>
    </style:style>
    <style:style style:name="P45" style:family="paragraph" style:parent-style-name="Standard">
      <style:text-properties style:font-name="Times New Roman" fo:font-size="12pt" style:text-underline-style="solid" style:text-underline-width="auto" style:text-underline-color="font-color" fo:font-weight="bold" officeooo:rsid="00b63e95" officeooo:paragraph-rsid="00b63e95" style:font-size-asian="12pt" style:font-weight-asian="bold" style:font-size-complex="12pt" style:font-weight-complex="bold"/>
    </style:style>
    <style:style style:name="P46" style:family="paragraph" style:parent-style-name="Standard">
      <style:text-properties style:font-name="Times New Roman" fo:font-size="12pt" style:text-underline-style="solid" style:text-underline-width="auto" style:text-underline-color="font-color" fo:font-weight="bold" officeooo:rsid="00ba7ae3" officeooo:paragraph-rsid="00ba7ae3" style:font-size-asian="12pt" style:font-weight-asian="bold" style:font-size-complex="12pt" style:font-weight-complex="bold"/>
    </style:style>
    <style:style style:name="P47" style:family="paragraph" style:parent-style-name="Standard">
      <style:text-properties style:font-name="Times New Roman" fo:font-size="12pt" style:text-underline-style="solid" style:text-underline-width="auto" style:text-underline-color="font-color" fo:font-weight="bold" officeooo:rsid="00c7b2e0" officeooo:paragraph-rsid="00c7b2e0" style:font-size-asian="12pt" style:font-weight-asian="bold" style:font-size-complex="12pt" style:font-weight-complex="bold"/>
    </style:style>
    <style:style style:name="P48" style:family="paragraph" style:parent-style-name="Standard">
      <style:text-properties style:font-name="Times New Roman" fo:font-size="12pt" fo:font-style="italic" style:text-underline-style="none" fo:font-weight="normal" officeooo:rsid="00a660e8" officeooo:paragraph-rsid="00b83267" style:font-size-asian="12pt" style:font-style-asian="italic" style:font-weight-asian="normal" style:font-size-complex="12pt" style:font-style-complex="italic" style:font-weight-complex="normal"/>
    </style:style>
    <style:style style:name="P49" style:family="paragraph" style:parent-style-name="Standard">
      <style:text-properties style:font-name="Times New Roman" fo:font-size="12pt" fo:language="en" fo:country="US" style:text-underline-style="none" fo:font-weight="normal" officeooo:rsid="00d3c511" officeooo:paragraph-rsid="00d8cda0" style:font-size-asian="12pt" style:font-weight-asian="normal" style:font-size-complex="12pt" style:font-weight-complex="normal"/>
    </style:style>
    <style:style style:name="P50" style:family="paragraph" style:parent-style-name="Standard">
      <style:text-properties style:font-name="Times New Roman" style:text-underline-style="none" fo:font-weight="normal" officeooo:rsid="00b83267" officeooo:paragraph-rsid="00b8c8f7" style:font-weight-asian="normal" style:font-weight-complex="normal"/>
    </style:style>
    <style:style style:name="P51" style:family="paragraph" style:parent-style-name="Standard">
      <style:text-properties officeooo:paragraph-rsid="00c7b2e0"/>
    </style:style>
    <style:style style:name="P52" style:family="paragraph" style:parent-style-name="Standard">
      <style:text-properties officeooo:paragraph-rsid="00caba93"/>
    </style:style>
    <style:style style:name="P53" style:family="paragraph" style:parent-style-name="Standard">
      <style:text-properties officeooo:paragraph-rsid="00bcf545"/>
    </style:style>
    <style:style style:name="P54" style:family="paragraph" style:parent-style-name="Standard">
      <style:paragraph-properties fo:margin-left="0.4925in" fo:margin-right="0in" fo:text-indent="0in" style:auto-text-indent="false"/>
      <style:text-properties fo:font-style="italic" officeooo:paragraph-rsid="00bcf545"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fo:font-weight="bold" officeooo:rsid="009926d6" style:font-weight-asian="bold" style:font-weight-complex="bold"/>
    </style:style>
    <style:style style:name="T6" style:family="text">
      <style:text-properties fo:font-weight="bold" officeooo:rsid="00a53761" style:font-weight-asian="bold" style:font-weight-complex="bold"/>
    </style:style>
    <style:style style:name="T7" style:family="text">
      <style:text-properties fo:font-weight="bold" officeooo:rsid="00e5c010" style:font-weight-asian="bold" style:font-weight-complex="bold"/>
    </style:style>
    <style:style style:name="T8" style:family="text">
      <style:text-properties fo:font-weight="bold" officeooo:rsid="00938c35" style:font-weight-asian="bold" style:font-weight-complex="bold"/>
    </style:style>
    <style:style style:name="T9" style:family="text">
      <style:text-properties officeooo:rsid="00700794"/>
    </style:style>
    <style:style style:name="T10" style:family="text">
      <style:text-properties officeooo:rsid="0079bd7d"/>
    </style:style>
    <style:style style:name="T11" style:family="text">
      <style:text-properties fo:font-weight="normal" style:font-weight-asian="normal" style:font-weight-complex="normal"/>
    </style:style>
    <style:style style:name="T12" style:family="text">
      <style:text-properties fo:font-weight="normal" officeooo:rsid="00970032" style:font-weight-asian="normal" style:font-weight-complex="normal"/>
    </style:style>
    <style:style style:name="T13" style:family="text">
      <style:text-properties fo:font-weight="normal" officeooo:rsid="00a5ddd2"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officeooo:rsid="008b1937"/>
    </style:style>
    <style:style style:name="T21" style:family="text">
      <style:text-properties officeooo:rsid="008ffc32"/>
    </style:style>
    <style:style style:name="T22" style:family="text">
      <style:text-properties officeooo:rsid="0091e277"/>
    </style:style>
    <style:style style:name="T23" style:family="text">
      <style:text-properties officeooo:rsid="00938c35"/>
    </style:style>
    <style:style style:name="T24" style:family="text">
      <style:text-properties officeooo:rsid="0093ce13"/>
    </style:style>
    <style:style style:name="T25" style:family="text">
      <style:text-properties officeooo:rsid="0094844b"/>
    </style:style>
    <style:style style:name="T26" style:family="text">
      <style:text-properties officeooo:rsid="0097c925"/>
    </style:style>
    <style:style style:name="T27" style:family="text">
      <style:text-properties officeooo:rsid="00849138"/>
    </style:style>
    <style:style style:name="T28" style:family="text">
      <style:text-properties officeooo:rsid="00803dab"/>
    </style:style>
    <style:style style:name="T29" style:family="text">
      <style:text-properties officeooo:rsid="00a53761"/>
    </style:style>
    <style:style style:name="T30" style:family="text">
      <style:text-properties officeooo:rsid="00a8769e"/>
    </style:style>
    <style:style style:name="T31" style:family="text">
      <style:text-properties officeooo:rsid="00da1248"/>
    </style:style>
    <style:style style:name="T32" style:family="text">
      <style:text-properties style:font-name="Times New Roman" fo:font-size="12pt" style:text-underline-style="none" fo:font-weight="normal" officeooo:rsid="00c7b2e0"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b93b65"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ad0397"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ba5683"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caba93"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bcf545"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d26451"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d61a06"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dc7487" style:font-size-asian="12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b8c8f7" style:font-size-asian="12pt" style:font-size-complex="12pt"/>
    </style:style>
    <style:style style:name="T43" style:family="text">
      <style:text-properties fo:font-size="12pt" fo:font-style="normal" officeooo:rsid="00a660e8" style:font-size-asian="12pt" style:font-style-asian="normal" style:font-size-complex="12pt" style:font-style-complex="normal"/>
    </style:style>
    <style:style style:name="T44" style:family="text">
      <style:text-properties fo:font-size="12pt" fo:font-style="normal" officeooo:rsid="00b8c8f7" style:font-size-asian="12pt" style:font-style-asian="normal" style:font-size-complex="12pt" style:font-style-complex="normal"/>
    </style:style>
    <style:style style:name="T45" style:family="text">
      <style:text-properties officeooo:rsid="00b1692f"/>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b93b65" style:font-weight-asian="bold" style:font-weight-complex="bold"/>
    </style:style>
    <style:style style:name="T48" style:family="text">
      <style:text-properties style:text-underline-style="solid" style:text-underline-width="auto" style:text-underline-color="font-color" fo:font-weight="bold" officeooo:rsid="00e3eeb7" style:font-weight-asian="bold" style:font-weight-complex="bold"/>
    </style:style>
    <style:style style:name="T49" style:family="text">
      <style:text-properties style:text-underline-style="solid" style:text-underline-width="auto" style:text-underline-color="font-color" officeooo:rsid="0093ce13"/>
    </style:style>
    <style:style style:name="T50" style:family="text">
      <style:text-properties officeooo:rsid="00b3a661"/>
    </style:style>
    <style:style style:name="T51" style:family="text">
      <style:text-properties officeooo:rsid="00b63e95"/>
    </style:style>
    <style:style style:name="T52" style:family="text">
      <style:text-properties officeooo:rsid="00b83267"/>
    </style:style>
    <style:style style:name="T53" style:family="text">
      <style:text-properties officeooo:rsid="00b93b65"/>
    </style:style>
    <style:style style:name="T54" style:family="text">
      <style:text-properties officeooo:rsid="00ba7ae3"/>
    </style:style>
    <style:style style:name="T55" style:family="text">
      <style:text-properties officeooo:rsid="00bacab1"/>
    </style:style>
    <style:style style:name="T56" style:family="text">
      <style:text-properties officeooo:rsid="00bc7191"/>
    </style:style>
    <style:style style:name="T57" style:family="text">
      <style:text-properties officeooo:rsid="00bcf545"/>
    </style:style>
    <style:style style:name="T58" style:family="text">
      <style:text-properties officeooo:rsid="00bfefc3"/>
    </style:style>
    <style:style style:name="T59" style:family="text">
      <style:text-properties officeooo:rsid="00c0122c"/>
    </style:style>
    <style:style style:name="T60" style:family="text">
      <style:text-properties officeooo:rsid="00c208a0"/>
    </style:style>
    <style:style style:name="T61" style:family="text">
      <style:text-properties officeooo:rsid="00c3462d"/>
    </style:style>
    <style:style style:name="T62" style:family="text">
      <style:text-properties fo:font-style="italic"/>
    </style:style>
    <style:style style:name="T63" style:family="text">
      <style:text-properties fo:font-style="italic" officeooo:rsid="00b83267" style:font-style-asian="italic" style:font-style-complex="italic"/>
    </style:style>
    <style:style style:name="T64" style:family="text">
      <style:text-properties officeooo:rsid="00c5bf4f"/>
    </style:style>
    <style:style style:name="T65" style:family="text">
      <style:text-properties officeooo:rsid="00c7b2e0"/>
    </style:style>
    <style:style style:name="T66" style:family="text">
      <style:text-properties officeooo:rsid="00c89142"/>
    </style:style>
    <style:style style:name="T67" style:family="text">
      <style:text-properties officeooo:rsid="00c9b108"/>
    </style:style>
    <style:style style:name="T68" style:family="text">
      <style:text-properties officeooo:rsid="00caba93"/>
    </style:style>
    <style:style style:name="T69" style:family="text">
      <style:text-properties officeooo:rsid="00cc80fe"/>
    </style:style>
    <style:style style:name="T70" style:family="text">
      <style:text-properties officeooo:rsid="00ce6c71"/>
    </style:style>
    <style:style style:name="T71" style:family="text">
      <style:text-properties officeooo:rsid="00d1a52c"/>
    </style:style>
    <style:style style:name="T72" style:family="text">
      <style:text-properties officeooo:rsid="00d61a06"/>
    </style:style>
    <style:style style:name="T73" style:family="text">
      <style:text-properties officeooo:rsid="00d83102"/>
    </style:style>
    <style:style style:name="T74" style:family="text">
      <style:text-properties officeooo:rsid="00d96fdf"/>
    </style:style>
    <style:style style:name="T75" style:family="text">
      <style:text-properties officeooo:rsid="00da1633"/>
    </style:style>
    <style:style style:name="T76" style:family="text">
      <style:text-properties officeooo:rsid="00dadd1e"/>
    </style:style>
    <style:style style:name="T77" style:family="text">
      <style:text-properties officeooo:rsid="00dbaeb3"/>
    </style:style>
    <style:style style:name="T78" style:family="text">
      <style:text-properties officeooo:rsid="00de1094"/>
    </style:style>
    <style:style style:name="T79" style:family="text">
      <style:text-properties officeooo:rsid="00de5038"/>
    </style:style>
    <style:style style:name="T80" style:family="text">
      <style:text-properties officeooo:rsid="00df7cd4"/>
    </style:style>
    <style:style style:name="T81" style:family="text">
      <style:text-properties officeooo:rsid="00e03791"/>
    </style:style>
    <style:style style:name="T82" style:family="text">
      <style:text-properties officeooo:rsid="00e0864f"/>
    </style:style>
    <style:style style:name="T83" style:family="text">
      <style:text-properties officeooo:rsid="00e2e558"/>
    </style:style>
    <style:style style:name="T84" style:family="text">
      <style:text-properties officeooo:rsid="00e3eeb7"/>
    </style:style>
    <style:style style:name="T85" style:family="text">
      <style:text-properties officeooo:rsid="00e5c010"/>
    </style:style>
    <style:style style:name="T86" style:family="text">
      <style:text-properties officeooo:rsid="00e69316"/>
    </style:style>
    <style:style style:name="T87" style:family="text">
      <style:text-properties officeooo:rsid="00e8b9fb"/>
    </style:style>
    <style:style style:name="T88" style:family="text">
      <style:text-properties officeooo:rsid="00eabb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2">Final </text:span>Exam</text:p>
      <table:table table:name="Table1" table:style-name="Table1">
        <table:table-column table:style-name="Table1.A"/>
        <table:table-column table:style-name="Table1.B"/>
        <table:table-row>
          <table:table-cell table:style-name="Table1.A1" office:value-type="string">
            <text:p text:style-name="P9">Course Title:</text:p>
          </table:table-cell>
          <table:table-cell table:style-name="Table1.A1" office:value-type="string">
            <text:p text:style-name="P16">Terminología Especializada en <text:span text:style-name="T27">Documentos de </text:span>Tecnología e Ingeniería</text:p>
          </table:table-cell>
        </table:table-row>
        <table:table-row>
          <table:table-cell table:style-name="Table1.A1" office:value-type="string">
            <text:p text:style-name="P6">Course ID:</text:p>
          </table:table-cell>
          <table:table-cell table:style-name="Table1.A1" office:value-type="string">
            <text:p text:style-name="P17">IT062<text:span text:style-name="T28">7</text:span><text:span text:style-name="T10"> </text:span><text:span text:style-name="T14">(Marron, 25-2)</text:span></text:p>
          </table:table-cell>
        </table:table-row>
        <table:table-row>
          <table:table-cell table:style-name="Table1.A1" office:value-type="string">
            <text:p text:style-name="P7">Cohort <text:span text:style-name="T9">ID</text:span>:</text:p>
          </table:table-cell>
          <table:table-cell table:style-name="Table1.A1" office:value-type="string">
            <text:p text:style-name="P15">6A<text:span text:style-name="T28">2</text:span></text:p>
          </table:table-cell>
        </table:table-row>
        <table:table-row>
          <table:table-cell table:style-name="Table1.A1" office:value-type="string">
            <text:p text:style-name="P8"><text:span text:style-name="T15">Exam </text:span>Date:</text:p>
          </table:table-cell>
          <table:table-cell table:style-name="Table1.A1" office:value-type="string">
            <text:p text:style-name="P18"><text:span text:style-name="T29">24</text:span> <text:span text:style-name="T29">Apr</text:span> 2025</text:p>
          </table:table-cell>
        </table:table-row>
      </table:table>
      <text:p text:style-name="P9"/>
      <text:p text:style-name="P12"><text:span text:style-name="T3">General </text:span><text:span text:style-name="T4">Instructions: </text:span>This is a <text:span text:style-name="T8">take-home </text:span><text:span text:style-name="T2">exam</text:span>. <text:span text:style-name="T23">The exam is comprehensive and will cover material from the entire course. You are encouraged to </text:span><text:span text:style-name="T24">organize and </text:span><text:span text:style-name="T23">review </text:span><text:span text:style-name="T24">all of your homework and previous exams before starting this final exam. </text:span><text:span text:style-name="T20">Answer in English unless requested to do </text:span><text:span text:style-name="T21">so</text:span><text:span text:style-name="T20"> otherwise. </text:span><text:span text:style-name="T25">Please do your own work and do not share your answers; </text:span><text:span text:style-name="T26">academic integrity is always your choice.</text:span></text:p>
      <text:p text:style-name="P10"/>
      <text:p text:style-name="P11"><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85">There are </text:span><text:span text:style-name="T7">39 points</text:span><text:span text:style-name="T85"> available.</text:span></text:p>
      <text:p text:style-name="P10"/>
      <text:p text:style-name="P11"><text:span text:style-name="T24">Please provide your answers on separate sheets of paper. The first page should have the title, “Final Exam.” Make sure your </text:span><text:span text:style-name="T49">name and the date are written in the top right-hand corner of every page</text:span><text:span text:style-name="T24">. You may type out your answers or answer in written form with pencil or black/blue pen. When you have finished the exam, please staple all </text:span><text:span text:style-name="T25">of the </text:span><text:span text:style-name="T24">pages together in the proper order. </text:span></text:p>
      <text:p text:style-name="P11"/>
      <text:p text:style-name="P13">This exam is <text:span text:style-name="T2">DUE T</text:span><text:span text:style-name="T6">hursday</text:span><text:span text:style-name="T2">, April 2</text:span><text:span text:style-name="T6">4</text:span><text:span text:style-name="T2">, </text:span><text:span text:style-name="T5">2025</text:span><text:span text:style-name="T2"> by 19:00 hrs in Room 202, UTECA. </text:span><text:span text:style-name="T11">If you prefer to take the exam </text:span><text:span text:style-name="T12">on April 2</text:span><text:span text:style-name="T13">4</text:span><text:span text:style-name="T12"> </text:span><text:span text:style-name="T11">during the regular class period you are welcome to do so.</text:span></text:p>
      <text:p text:style-name="P10"/>
      <text:p text:style-name="P14"/>
      <text:p text:style-name="P3">I. Foundations of Science and Engineering</text:p>
      <text:p text:style-name="P45">Task 1 <text:span text:style-name="T84">(3 pts)</text:span></text:p>
      <text:p text:style-name="P22"><text:span text:style-name="T51">Read the following excerpt </text:span><text:span text:style-name="T52">and answer the question below </text:span><text:span text:style-name="T76">(excerpt from </text:span>Carli <text:span text:style-name="T51">and</text:span> Calaresu <text:span text:style-name="T51">(2007) </text:span><text:span text:style-name="T63">Language and Science</text:span><text:span text:style-name="T52"> </text:span><text:span text:style-name="T51">In: Marlis Hellinger, Anne Pauwels (eds.), Handbook of Language and </text:span>Communication: Diversity and Change. Handbooks of Applied Linguistics <text:s/>vol. 9<text:span text:style-name="T52">. De Gruyter Mouton;</text:span> pp.525-554.<text:span text:style-name="T76">)</text:span></text:p>
      <text:p text:style-name="P21"/>
      <text:p text:style-name="P48"><text:span text:style-name="T2">The description of scientific language.</text:span> One of the main problems when describing scientific language is how to categorize it in relation to the other linguistic varieties inside the diasystem they all belong to. If, for instance,scientific language is treated only as a professional jargon this implies: a) that <text:span text:style-name="T52">t</text:span>here are no particular ontological differences in status between the specialized language of a biologist and the equally specialized language of a stockbroker; <text:span text:style-name="T52">and </text:span>b) that the field of its users and that of its scholars is restricted only to those who have a specific working interest in it (scientists, science students, teachers of scientific subjects, translators and specialized journalists). </text:p>
      <text:p text:style-name="P48"/>
      <text:p text:style-name="P48">Scientific language, however, beyond the most striking external aspects (lexical ones in particular) which often give it the obscurity of a downright jargon, is instead a type of language which has a broader social and cognitive relevance. It is indeed the language of “complex thought” which reconstr<text:span text:style-name="T52">ucts</text:span> experience and construes knowledge, and, according to Altieri Biagi (1990: 192-193), should be defined in a balanced three-way relationship with common language on the one hand, and <text:soft-page-break/>with literary language on the other: both scientific and literary language represent the tools of complex thought which pursues knowledge from the viewpoint of objective perception (scientific language) and of subjective perception (literary language).</text:p>
      <text:p text:style-name="P48"/>
      <text:p text:style-name="P50"><text:span text:style-name="T41">a) Do you think scientific language is </text:span><text:span text:style-name="T42">just </text:span><text:span text:style-name="T41">professional jargon </text:span><text:span text:style-name="T42">or, as </text:span><text:span text:style-name="T43">Altieri Biagi </text:span><text:span text:style-name="T44">suggests, do you think scientific language is the language of objective complex thought?</text:span></text:p>
      <text:p text:style-name="P20"/>
      <text:p text:style-name="P33"><text:span text:style-name="T46">Task </text:span><text:span text:style-name="T47">2 </text:span><text:span text:style-name="T48">(3 pts)</text:span> </text:p>
      <text:p text:style-name="P24">Johnson-Laird, <text:span text:style-name="T64">authoritative scholar on mental models states, “What is the end of perception? What is the output of linguistic comprehension? How do we anticipate the world, and make sensible decisions about what to do? What underlies thinking and reasoning? One answer to these questions is that we rely on mental models of the world.” <text:s/>(see </text:span>Johnson-Laird, Philip N. "The history of mental models." <text:span text:style-name="T62">Psychology of reasoning</text:span>. Psychology Press, 2004. 189-222<text:span text:style-name="T64">).</text:span></text:p>
      <text:p text:style-name="P24"/>
      <text:p text:style-name="P23"><text:span text:style-name="T53">a) Explain the concept of </text:span>mental models <text:span text:style-name="T53">and how they guide scientific inquiry.</text:span></text:p>
      <text:p text:style-name="P23"/>
      <text:p text:style-name="P47">Task 3 <text:span text:style-name="T84">(3 pts)</text:span></text:p>
      <text:p text:style-name="P51"><text:span text:style-name="T32">Lena</text:span><text:span text:style-name="T40">t</text:span><text:span text:style-name="T32"> states that heuristics are “informal judgmental rules … which guide [a] system toward plausible paths to follow and away from implausible ones. Yet what is the nature of heuristics? What is the source of their power? How do they originate and evolve? Heuristics are compiled hindsight, and draw their power from the various kinds of regularity and continuity in the world” ( see </text:span>Lenat, Douglas B. "The nature of heuristics." <text:span text:style-name="T62">Artificial intelligence</text:span> 19.2 (1982): 189-249<text:span text:style-name="T65">)</text:span></text:p>
      <text:p text:style-name="P23"/>
      <text:p text:style-name="P23"><text:span text:style-name="T87">a</text:span><text:span text:style-name="T53">) What are </text:span>heuristics <text:span text:style-name="T53">and how are they used in science?</text:span></text:p>
      <text:p text:style-name="P29"/>
      <text:p text:style-name="P42">Task <text:span text:style-name="T74">4 </text:span><text:span text:style-name="T84">(9 pts)</text:span></text:p>
      <text:p text:style-name="P34"><text:span text:style-name="T66">Richards </text:span><text:span text:style-name="T67">provides us with a nice explanation for the foundations of engineering science as well the general method </text:span><text:span text:style-name="T78">for </text:span><text:span text:style-name="T67">the analysis of systems (see </text:span>Donald E. Richards, Rose-Hulman Institute of Technology. <text:span text:style-name="T66">Basic Engineering Science LibreTexts </text:span><text:span text:style-name="T67">(2024) </text:span><text:a xlink:type="simple" xlink:href="https://libretexts.org/" text:style-name="Internet_20_link" text:visited-style-name="Visited_20_Internet_20_Link">https://libretexts.org</text:a><text:span text:style-name="T67">)</text:span></text:p>
      <text:p text:style-name="P34"/>
      <text:p text:style-name="P29">a) Briefly explain the <text:span text:style-name="T88">five</text:span> fundamental laws of conservation. </text:p>
      <text:p text:style-name="P29"/>
      <text:p text:style-name="P30">b) Imagine that you are a scientific researcher. <text:span text:style-name="T79">First s</text:span>elect a system for study and briefly describe the system, <text:span text:style-name="T71">and then</text:span> <text:span text:style-name="T50">answer the following </text:span><text:span text:style-name="T71">specific </text:span><text:span text:style-name="T50">questions </text:span><text:span text:style-name="T79">about your system</text:span><text:span text:style-name="T50">,</text:span></text:p>
      <text:p text:style-name="P31"><text:span text:style-name="T71">i) </text:span><text:span text:style-name="T50">Is the </text:span>system open or close<text:span text:style-name="T50">d?</text:span></text:p>
      <text:p text:style-name="P31"><text:span text:style-name="T71">ii) </text:span><text:span text:style-name="T50">W</text:span>hat <text:span text:style-name="T50">are the </text:span>boundaries of the system?</text:p>
      <text:p text:style-name="P31"><text:span text:style-name="T71">iii) </text:span><text:span text:style-name="T50">What are the surroundings of the system?</text:span></text:p>
      <text:p text:style-name="P31"><text:span text:style-name="T71">iv) </text:span><text:span text:style-name="T50">What types of energy / materials flow into and/or out of the system?</text:span></text:p>
      <text:p text:style-name="P31"><text:span text:style-name="T71">v) </text:span><text:span text:style-name="T50">What measurements will you make on the system?</text:span></text:p>
      <text:p text:style-name="P32"/>
      <text:p text:style-name="P43">Task <text:span text:style-name="T74">5 </text:span><text:span text:style-name="T84">(3 pts)</text:span></text:p>
      <text:p text:style-name="P52"><text:span text:style-name="T33">The first </text:span><text:span text:style-name="T34">lecture </text:span><text:span text:style-name="T35">by </text:span><text:span text:style-name="T34">David Mackay </text:span><text:span text:style-name="T35">of </text:span><text:span text:style-name="T34">Cambridge University </text:span><text:span text:style-name="T35">in his series on Information Theory deals with the fundamental problem addressed by Claude Shannon: communication across a noisy channel. </text:span><text:span text:style-name="T36">Mackay also discusses this in the first chapter of his book on Information Theory (see </text:span>MacKay, David JC. <text:span text:style-name="T62">Information theory, inference and learning algorithms</text:span>. Cambridge <text:span text:style-name="T68">U</text:span>niversity <text:span text:style-name="T68">P</text:span>ress, 2003<text:span text:style-name="T68">)</text:span></text:p>
      <text:p text:style-name="P35"/>
      <text:p text:style-name="P35"><text:soft-page-break/>a) How does Mackay <text:span text:style-name="T54">diagram verbal communication? That is, </text:span><text:span text:style-name="T55">in verbal communication, </text:span><text:span text:style-name="T69">i) </text:span><text:span text:style-name="T86">W</text:span><text:span text:style-name="T54">hat is the signal </text:span><text:span text:style-name="T69">generator</text:span><text:span text:style-name="T54">; </text:span><text:span text:style-name="T69">ii) </text:span><text:span text:style-name="T86">W</text:span><text:span text:style-name="T54">hat is the </text:span><text:span text:style-name="T69">communication </text:span><text:span text:style-name="T54">channel; </text:span><text:span text:style-name="T69">and iii) </text:span><text:span text:style-name="T86">W</text:span><text:span text:style-name="T69">hat is the message receiver?</text:span></text:p>
      <text:p text:style-name="P19"/>
      <text:p text:style-name="P19"/>
      <text:p text:style-name="P3">II. <text:span text:style-name="T30">Translation of Research Papers</text:span></text:p>
      <text:p text:style-name="P46">Task <text:span text:style-name="T74">6 </text:span><text:span text:style-name="T84">(9 pts)</text:span></text:p>
      <text:p text:style-name="P26"><text:span text:style-name="T54">Scientific research papers typically have </text:span><text:span text:style-name="T80">a </text:span><text:span text:style-name="T54">standard format that includes an abstract, an introduction, a methods section, a results section, </text:span><text:span text:style-name="T55">and a conclusions section. </text:span></text:p>
      <text:p text:style-name="P36"/>
      <text:p text:style-name="P36">a) Which sections of a research paper are most useful to the professional translator? Why?</text:p>
      <text:p text:style-name="P36"/>
      <text:p text:style-name="P53"><text:span text:style-name="T37">b) Translate </text:span><text:span text:style-name="T38">the following excerpt </text:span><text:span text:style-name="T39">into Spanish (</text:span><text:span text:style-name="T38">from </text:span>Khan, M.I., Fei, J., Chen, X. <text:span text:style-name="T62">et al.</text:span> Usage of permeability ratio to check the stability of a pile-soil model with retaining wall support – Huizhou slope failure as a case study. <text:span text:style-name="T62">Geo-Engineering</text:span> <text:span text:style-name="T1">16</text:span>, 7 (2025)<text:span text:style-name="T72">).</text:span></text:p>
      <text:p text:style-name="P53"/>
      <text:p text:style-name="P54">This paper presents a comprehensive investigation into the role of soil permeability</text:p>
      <text:p text:style-name="P54">variation on the stability of slopes reinforced by retaining walls, with a focus on</text:p>
      <text:p text:style-name="P54">the Huizhou slope failure as a case study. The study demonstrates that rising</text:p>
      <text:p text:style-name="P54">groundwater levels diminish the Factor of Safety (FoS) for retaining walls, with</text:p>
      <text:p text:style-name="P54">stability most compromised under combined loading from adjacent soil and</text:p>
      <text:p text:style-name="P54">lightweight concrete. These findings emphasize the need for enhanced drainage</text:p>
      <text:p text:style-name="P54">or structural support in retaining wall designs subjected to elevated groundwater</text:p>
      <text:p text:style-name="P54">conditions. It integrates advanced numerical simulations, utilizing Abaqus and</text:p>
      <text:p text:style-name="P54">GeoStudio, with empirical field data to analyze the interactions between soil</text:p>
      <text:p text:style-name="P54">permeability, pore water pressure, moisture content, shear strength, and the</text:p>
      <text:p text:style-name="P54">overall stability of the slope. The dynamics of water infiltration are influenced by</text:p>
      <text:p text:style-name="P54">permeability, moisture content, and the groundwater table. These factors change the</text:p>
      <text:p text:style-name="P54">pore pressure and decrease shear strength, which causes shear failure in the slope</text:p>
      <text:p text:style-name="P54">mass. This research also looks at how surcharge loading affects slope stability. Higher</text:p>
      <text:p text:style-name="P54">permeability soils cause faster infiltration rates, leading to higher pore pressures,</text:p>
      <text:p text:style-name="P54">lower effective shear strengths, and a higher likelihood of slope failure. The opposite</text:p>
      <text:p text:style-name="P54">is true for reduced permeability, which makes drainage more difficult and ultimately</text:p>
      <text:p text:style-name="P54">leads to hydrostatic pressure building up behind retaining walls, which in turn</text:p>
      <text:p text:style-name="P54">makes the slope even more unstable. This study demonstrates the critical need for</text:p>
      <text:p text:style-name="P54">optimized drainage systems to reduce the hazards of infiltration-induced failure and</text:p>
      <text:p text:style-name="P54">the role of precise permeability evaluation in geotechnical design. Geotechnical</text:p>
      <text:p text:style-name="P54">engineers can use these results to better understand how to construct and maintain</text:p>
      <text:p text:style-name="P54">slope stabilization systems.</text:p>
      <text:p text:style-name="P25"/>
      <text:p text:style-name="P25"/>
      <text:p text:style-name="P25"/>
      <text:p text:style-name="P25"/>
      <text:p text:style-name="P25"/>
      <text:p text:style-name="P25"/>
      <text:p text:style-name="P25"/>
      <text:p text:style-name="P4"><text:soft-page-break/>III. <text:span text:style-name="T59">Technology </text:span>Futures in Mexico</text:p>
      <text:p text:style-name="P44">Task <text:span text:style-name="T74">7 </text:span><text:span text:style-name="T84">(3 pts)</text:span></text:p>
      <text:p text:style-name="P36">W have read papers which propose engineering research <text:span text:style-name="T56">or education </text:span>specifically geared to boosting Mexico’s <text:span text:style-name="T57">engineering </text:span>standing <text:span text:style-name="T56">on the international stage.</text:span></text:p>
      <text:p text:style-name="P37"/>
      <text:p text:style-name="P37">a) Of the three <text:span text:style-name="T57">engineering </text:span>areas<text:span text:style-name="T57"> </text:span><text:span text:style-name="T70">we looked at </text:span><text:span text:style-name="T57">(semiconductor engineering, battery engineering, and digital </text:span><text:span text:style-name="T58">design engineering</text:span><text:span text:style-name="T57">), which </text:span><text:span text:style-name="T73">area </text:span><text:span text:style-name="T57">do you think will have the greatest impact for Mexico? </text:span><text:span text:style-name="T59">Explain</text:span></text:p>
      <text:p text:style-name="P27"/>
      <text:p text:style-name="P49"/>
      <text:p text:style-name="P38"/>
      <text:p text:style-name="P5"><text:span text:style-name="T45">I</text:span><text:span text:style-name="T81">V</text:span>. Building Vocabulary</text:p>
      <text:p text:style-name="P41">Task <text:span text:style-name="T83">8 </text:span><text:span text:style-name="T84">(6 pts)</text:span></text:p>
      <text:p text:style-name="P28">From the list of <text:span text:style-name="T60">2</text:span><text:span text:style-name="T77">18</text:span><text:span text:style-name="T60"> </text:span>vocabulary words, select <text:span text:style-name="T82">10</text:span> <text:span text:style-name="T31">words </text:span><text:span text:style-name="T60">of your choice. </text:span><text:span text:style-name="T61">Try to select words that you </text:span><text:span text:style-name="T75">find</text:span><text:span text:style-name="T61"> interesting. </text:span>Provide a translation and definition for each <text:span text:style-name="T31">of the </text:span><text:span text:style-name="T82">10</text:span><text:span text:style-name="T31"> </text:span>word<text:span text:style-name="T31">s</text:span> in both English and Spanish. <text:span text:style-name="T77">See the attached document, “6A2_All-Vocab_25-2_Python.txt” for the complete list of vocabulary words.</text:span></text:p>
      <text:p text:style-name="P39"/>
      <text:p text:style-name="P39"/>
      <text:p text:style-name="P40">YOU’RE DONE!!!</text:p>
      <text:p text:style-name="P40">Congratulations and 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20T20:59:24.201997102</dc:date>
    <meta:editing-duration>PT16H40M58S</meta:editing-duration>
    <meta:editing-cycles>162</meta:editing-cycles>
    <meta:generator>LibreOffice/7.3.7.2$Linux_X86_64 LibreOffice_project/30$Build-2</meta:generator>
    <meta:document-statistic meta:table-count="1" meta:image-count="1" meta:object-count="0" meta:page-count="4" meta:paragraph-count="74" meta:word-count="1413" meta:character-count="9071" meta:non-whitespace-character-count="7724"/>
  </office:meta>
</office:document-meta>
</file>